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1cm" svg:height="1.7cm" svg:x="7.8cm" svg:y="2.3cm">
          <draw:text-box>
            <text:p>CONSIGNES</text:p>
          </draw:text-box>
        </draw:frame>
        <draw:frame draw:style-name="gr2" draw:text-style-name="P1" draw:layer="layout" svg:width="16.982cm" svg:height="8.783cm" svg:x="2.8cm" svg:y="6.4cm">
          <draw:text-box>
            <text:p>Pour réaliser ce projet, vous aurez besoin d’insérer</text:p>
            <text:p>un fond d’écran (img pdf) aux couleurs du club de l’AS</text:p>
            <text:p><text:s/>Cannes de Volley</text:p>
            <text:p/>
            <text:p>Un logo du club de volley vous sera également fourni </text:p>
            <text:p>La liste de noms vous sera également fourni avec la photo</text:p>
            <text:p>des adhérents.</text:p>
            <text:p/>
            <text:p>Lorsque vous cliquerez sur un adhérent en particulier, une </text:p>
            <text:p>fenêtre avec des infos détaillées s’affichera</text:p>
            <text:p>sur la page se trouve un camembert de stats permettant </text:p>
            <text:p>de distinguer le pourcentage hommes/femme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7T15:33:59.587000000</meta:creation-date>
    <dc:date>2019-03-08T11:39:59.884000000</dc:date>
    <meta:editing-duration>PT16M54S</meta:editing-duration>
    <meta:editing-cycles>1</meta:editing-cycles>
    <meta:document-statistic meta:object-count="2"/>
    <meta:generator>LibreOffice/6.1.4.2$Windows_x86 LibreOffice_project/9d0f32d1f0b509096fd65e0d4bec26ddd1938fd3</meta:generator>
  </office:meta>
</office:document-meta>
</file>